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03f9ac" style:font-size-asian="10pt" style:font-size-complex="10pt"/>
    </style:style>
    <style:style style:name="P4" style:family="paragraph" style:parent-style-name="Standard">
      <style:text-properties style:font-name="Arial" fo:font-size="10pt" officeooo:rsid="0003f9ac" officeooo:paragraph-rsid="0003f9ac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3f9ac" style:font-weight-asian="bold" style:font-weight-complex="bold"/>
    </style:style>
    <style:style style:name="T3" style:family="text">
      <style:text-properties officeooo:rsid="0003f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livander :</text:p>
      <text:p text:style-name="P2"/>
      <text:p text:style-name="P2"/>
      <text:p text:style-name="P2">VARIABLES</text:p>
      <text:p text:style-name="P2"/>
      <text:p text:style-name="P2">monnaie ← liste</text:p>
      <text:p text:style-name="P2">monnaie_rendue ← <text:s/>liste</text:p>
      <text:p text:style-name="P3">monnaie_rendue ← [0, 0, 0]</text:p>
      <text:p text:style-name="P2"/>
      <text:p text:style-name="P2">Fonction ollivander (monnaie):</text:p>
      <text:p text:style-name="P2"><text:s text:c="4"/>monnaie_rendue[1] ← monnaie[2] // 29 + monnaie[1]</text:p>
      <text:p text:style-name="P2"><text:s text:c="4"/>monnaie_rendue[2] ← reste de monnaie[2] par 29</text:p>
      <text:p text:style-name="P2"><text:s text:c="4"/>monnaie_rendue[0] ← monnaie_rendue[1] // 17 + monnaie[0]</text:p>
      <text:p text:style-name="P2"><text:s text:c="4"/>monnaie_rendue[1] ← reste de monnaie_rendue[1] par 17</text:p>
      <text:p text:style-name="P2"><text:s text:c="4"/></text:p>
      <text:p text:style-name="P2"><text:s text:c="4"/>Renvoyer monnaie_rendue</text:p>
      <text:p text:style-name="P2"/>
      <text:p text:style-name="P2"/>
      <text:p text:style-name="P1">Fleury et Bott :</text:p>
      <text:p text:style-name="P2"/>
      <text:p text:style-name="P2">VARIABLES</text:p>
      <text:p text:style-name="P2"/>
      <text:p text:style-name="P2">monnaie ← entier</text:p>
      <text:p text:style-name="P2">monnaie_rendue ← dictionnaire</text:p>
      <text:p text:style-name="P2">monnaie_dispo ← tuple</text:p>
      <text:p text:style-name="P2"/>
      <text:p text:style-name="P2">Fonction flourish_and_blotts(monnaie) ← dictionnaire:</text:p>
      <text:p text:style-name="P2"><text:s text:c="4"/>vérifier que monnaie est un entier, afficher "Vos devez rentrer un nombre conforme"</text:p>
      <text:p text:style-name="P2"><text:s text:c="4"/></text:p>
      <text:p text:style-name="P2"><text:s text:c="4"/>monnaie_dispo ← (500, 200, 100, 50, 20, 10, 5, 2, 1)</text:p>
      <text:p text:style-name="P2"><text:s text:c="4"/>monnaie_rendue ← {500 : 0, 200 : 0, 100 : 0, 50 : 0, 20 : 0, 10 : 0, 5 : 0, 2 : 0, 1 : 0}</text:p>
      <text:p text:style-name="P2"/>
      <text:p text:style-name="P2"><text:s text:c="4"/>POUR billet dans monnaie_dispo:</text:p>
      <text:p text:style-name="P2"><text:s text:c="8"/>monnaie_rendue[billet] ← monnaie // billet</text:p>
      <text:p text:style-name="P2"><text:s text:c="8"/>monnaie ← monnaie % billet</text:p>
      <text:p text:style-name="P2"><text:s text:c="4"/>F<text:span text:style-name="T3">IN</text:span> POUR</text:p>
      <text:p text:style-name="P2"/>
      <text:p text:style-name="P2"><text:s text:c="4"/>Renvoyer monnaie_rendue</text:p>
      <text:p text:style-name="P2"><text:s text:c="3"/></text:p>
      <text:p text:style-name="P2"><text:span text:style-name="T1"/></text:p>
      <text:p text:style-name="P2"><text:span text:style-name="T2">Guipure</text:span> :</text:p>
      <text:p text:style-name="P2"/>
      <text:p text:style-name="P4">VARIABLES</text:p>
      <text:p text:style-name="P2"/>
      <text:p text:style-name="P2">monnaie_dispo ← {200: 1, 100 : 3, 50: 1, 20: 1, 10: 1, 2: 5}</text:p>
      <text:p text:style-name="P2">rendu_caisse ← {200: 0, 100: 0, 50 : 0, <text:s/>20: 0, 10: 0, 2: 0}</text:p>
      <text:p text:style-name="P2"><text:tab/></text:p>
      <text:p text:style-name="P2">POUR billet DANS monnaie_dispo :</text:p>
      <text:p text:style-name="P2"><text:tab/>TANT QUE <text:s/>rendu ≤ billet ET monnaie_dispo<text:span text:style-name="T3">[billet]</text:span> &gt; 0:</text:p>
      <text:p text:style-name="P3"><text:tab/><text:tab/>monnaie_dispo<text:span text:style-name="T3">[billet] ← monnaie_dispo[billet]</text:span> -1 </text:p>
      <text:p text:style-name="P2"><text:tab/><text:tab/>rendu ← rendu - billets </text:p>
      <text:p text:style-name="P3"><text:tab/><text:tab/>rendu_caisse<text:span text:style-name="T3">[billet] ← rendu_caisse[billet] </text:span>+ 1</text:p>
      <text:p text:style-name="P4"><text:tab/>FIN TANT </text:p>
      <text:p text:style-name="P4">FIN POUR</text:p>
      <text:p text:style-name="P2"/>
      <text:p text:style-name="P2">Renvoi de la valeur rendu_cais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23:56:26.536000000</meta:creation-date>
    <dc:date>2021-12-18T00:05:57.719000000</dc:date>
    <meta:editing-duration>PT9M41S</meta:editing-duration>
    <meta:editing-cycles>1</meta:editing-cycles>
    <meta:document-statistic meta:table-count="0" meta:image-count="0" meta:object-count="0" meta:page-count="1" meta:paragraph-count="41" meta:word-count="206" meta:character-count="1313" meta:non-whitespace-character-count="1058"/>
    <meta:generator>LibreOffice/7.2.0.4$Windows_X86_64 LibreOffice_project/9a9c6381e3f7a62afc1329bd359cc48accb6435b</meta:generator>
  </office:meta>
</office:document-meta>
</file>